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Ubuntu" fo:font-size="12pt" fo:font-weight="bold" style:font-size-asian="12pt" style:font-weight-asian="bold" style:font-size-complex="12pt" style:font-weight-complex="bold"/>
    </style:style>
    <style:style style:name="P2" style:family="paragraph" style:parent-style-name="Standard">
      <style:paragraph-properties fo:line-height="150%" fo:text-align="justify" style:justify-single-word="false"/>
      <style:text-properties style:font-name="Ubuntu"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 1</text:p>
      <text:p text:style-name="P2"/>
      <text:p text:style-name="P2">Esta inmensa masa de voluntades, intereses y actividades son los instrumentos y medios del espíritu universal, para cumplir su fin, elevarlo a la conciencia y realizarlo. Y ese fin consiste sólo en hallarse, en realizarse a sí mismo y contemplarse como realidad. Ahora bien, esto de que las vidas de los individuos y de los pueblos, al buscar y satisfacer sus propios fines, sean a la vez el medio y el instrumento de algo superior y más amplio, de algo que ellas no saben y que realizan inconscientes, esto es lo que podría ser puesto en cuestión y ha sido puesto en cuestión y ha sido negado también muchas veces y difamado y despreciado como fantasía, como filosofía. Pero ya hemos explicado esto desde el principio y he expresado nuestro supuesto o creencia de que la razón rige el mundo y, por tanto, ha regido y rige también la historia universal –creencia que , como se ha dicho también, será solo el resultado y no tiene aquí mayores pretensiones-.</text:p>
      <text:p text:style-name="P2"/>
      <text:p text:style-name="P1">Text 2</text:p>
      <text:p text:style-name="P1"/>
      <text:p text:style-name="P2">[...] vaig conèixer, amb això, que jo era una substància tota l'essència o la natura de la qual no es més que pensar, i que no necessita, per a ésser, de cap lloc ni depèn de cap cosa material; de manera que aquest jo, és a dir, l'ànima, per la qual jo sóc allò que sóc, és enterament distinta del cos i àdhuc més fàcil de conèixer que no aquest, i que encara que aquest no fos, l'ànima no deixaria d'ésser tot allò que és.</text:p>
      <text:p text:style-name="P2"/>
      <text:p text:style-name="P1">Text 3</text:p>
      <text:p text:style-name="P2"/>
      <text:p text:style-name="P2">Aquests àtoms es mouen en el buit infinit, separats els uns dels altres i diferents entre sí en figura, grandària, posició i ordre; en trobar-se col·lisionen i alguns són expulsats per cops atzarosos en qualsevol direcció, mentre que d’altres, entrelligant-se mútuament en consonància amb la congruència de les seves figures, mides, posicions i ordenaments, es mantenen units i així originen el naixement dels cossos compostos.</text:p>
      <text:p text:style-name="P2"/>
      <text:p text:style-name="P1">Text 4</text:p>
      <text:p text:style-name="P2"/>
      <text:p text:style-name="P2">Desde hace más de 10.000 millones de años hasta hace 3.800 sólo existieron los tres primeros niveles. Es la materia inerte. Una ínfima parte de ésta se inició entonces en el empeño de intercambiar materia, energía e información con un resultado notable: mantener un grado mínimo de independencia respecto del entorno. Es la materia viva, limitada, durante los 3.000 <text:soft-page-break/>millones de años siguientes, al nivel cuatro. Hace quizá 1.000 millones de años que aparecieron las primeras individualidades del nivel cinco, pero el incremento del grado de independencia necesario para el próximo gran salto no se consigue hasta hace unos 100 millones de años, cuando ciertos individuos-cinco logran algo sobresaliente: tomar decisiones, buscar un plan B cuando el previsto plan A fracasa. Es la materia inteligente. Y no es hasta bien avanzado el nivel siete y el amanecer del ocho cuando, hace menos de 100.000 años, una minúscula parte de la materia inteligente accede al conocimiento. Es la materia civilizada una materia capaz de volverse hacia su historia para preguntar por la materia inerte, por la materia viva, por la materia inteligente, por sí misma y por su sentido en el devenir del universo.</text:p>
      <text:p text:style-name="P2"/>
      <text:p text:style-name="P1">Text 5</text:p>
      <text:p text:style-name="P1"/>
      <text:p text:style-name="P2">Llavors, no comprenc totes aquestes altres causes sàvies. Si algú em diu que el que fa que una cosa sigui bella, és la vivacitat dels seus colors o la proporció de les seves parts, o qualsevol altra cosa semblant, deix de costat totes aquestes raons que no fan més que ofuscar-me, i responc sense cerimònia i sense art, i potser massa simplement, que res la fa bella sinó la presència o la comunicació d’aquesta bellesa en si, sigui quin sigui el mode com aquesta comunicació es produeixi. Perquè jo no afirmo res després d’això. Afirmo només que és per la bellesa que són belles totes les coses belles. Mentre em mantingui en aquest principi, no crec que pugui equivocar-me, i estic persuadit que puc respondre amb tota seguretat que les coses belles són belles per la presència de la bellesa. </text:p>
      <text:p text:style-name="P2"/>
      <text:p text:style-name="P1">Text 6</text:p>
      <text:p text:style-name="P1"/>
      <text:p text:style-name="P2">Hi ha veritats tan òbvies i tan a l'abast de la ment humana que per veure-les l'home només necessita obrir els ulls. Tal em sembla que és aquesta que anunciaré i que considero d'importància suma, a saber: que tot el conjunt dels cels i la innumerable multitud d'éssers que poblen la terra, en una paraula, tots els cossos que componen la meravellosa estructura de l'univers, només tenen substància en una ment; el seu ser (esse) consisteix que siguin percebuts o coneguts. I per consegüent, en tant que no els percebem actualment, és a dir, mentre no existeixin en la meva ment o en la d'un altre esperit creat, una de dues: o no existeixen en absolut, o ben subsisteixen només a la ment d'un esperit etern; sent cosa del tot inintel·ligible i que implica l'absurd de l'abstracció l'atribuir a un qualsevol dels éssers o una part d'ells una existència independent de tot esperit. Per convèncer-se d'això basta que el lector reflexioni i tracti de distingir en el seu propi pensament l'ésser d'una cosa sensible de la percepció d'el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1.499cm"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4T08:00:10.12</meta:creation-date>
    <dc:date>2013-03-16T10:36:13</dc:date>
    <meta:editing-duration>PT1H3M</meta:editing-duration>
    <meta:editing-cycles>24</meta:editing-cycles>
    <meta:generator>LibreOffice/3.5$Linux_X86_64 LibreOffice_project/350m1$Build-2</meta:generator>
    <dc:creator>Óscar </dc:creator>
    <meta:document-statistic meta:table-count="0" meta:image-count="0" meta:object-count="0" meta:page-count="2" meta:paragraph-count="12" meta:word-count="842" meta:character-count="4862" meta:non-whitespace-character-count="4030"/>
  </office:meta>
</office:document-meta>
</file>